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field="urn:openoffice:names:experimental:ooo-ms-interop:xmlns:field:1.0" xmlns:rpt="http://openoffice.org/2005/report" xmlns:chart="urn:oasis:names:tc:opendocument:xmlns:chart:1.0" xmlns:css3t="http://www.w3.org/TR/css3-text/" xmlns:svg="urn:oasis:names:tc:opendocument:xmlns:svg-compatible:1.0" xmlns:dr3d="urn:oasis:names:tc:opendocument:xmlns:dr3d:1.0" xmlns:ooow="http://openoffice.org/2004/writer" xmlns:draw="urn:oasis:names:tc:opendocument:xmlns:drawing:1.0" xmlns:text="urn:oasis:names:tc:opendocument:xmlns:text:1.0" xmlns:style="urn:oasis:names:tc:opendocument:xmlns:style:1.0" xmlns:table="urn:oasis:names:tc:opendocument:xmlns:table:1.0" xmlns:ooo="http://openoffice.org/2004/office" xmlns:xlink="http://www.w3.org/1999/xlink" xmlns:office="urn:oasis:names:tc:opendocument:xmlns:office:1.0" xmlns:dc="http://purl.org/dc/elements/1.1/" xmlns:fo="urn:oasis:names:tc:opendocument:xmlns:xsl-fo-compatible:1.0" xmlns:meta="urn:oasis:names:tc:opendocument:xmlns:meta:1.0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orm="urn:oasis:names:tc:opendocument:xmlns:form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presentation="urn:oasis:names:tc:opendocument:xmlns:presentation:1.0" xmlns:xhtml="http://www.w3.org/1999/xhtml" xmlns:grddl="http://www.w3.org/2003/g/data-view#" xmlns:smil="urn:oasis:names:tc:opendocument:xmlns:smil-compatible:1.0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solid" draw:textarea-vertical-align="middle"/>
    </style:style>
    <style:style style:name="gr2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236cm" fo:min-width="0.41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Long_20_Dot" draw:marker-start="Arrow" draw:marker-end="" draw:fill="solid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05cm" fo:min-width="2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gr9" style:family="graphic" style:parent-style-name="objectwithoutfill">
      <style:graphic-properties draw:stroke="dash" draw:stroke-dash="Long_20_Dash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1" style:family="graphic" style:parent-style-name="standard">
      <style:graphic-properties draw:textarea-vertical-align="middle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8pt" style:font-size-asian="8pt" style:font-size-complex="8pt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Liberation Sans1" fo:font-size="8pt" style:font-name-asian="Liberation Sans1" style:font-size-asian="8pt" style:font-name-complex="Liberation Sans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2cm" svg:y1="9cm" svg:x2="7.2cm" svg:y2="3.6cm">
            <text:p/>
          </draw:line>
          <draw:line draw:style-name="gr1" draw:text-style-name="P1" draw:layer="layout" svg:x1="7.2cm" svg:y1="9cm" svg:x2="1.8cm" svg:y2="9cm">
            <text:p/>
          </draw:line>
          <draw:line draw:style-name="gr1" draw:text-style-name="P1" draw:layer="layout" svg:x1="7.2cm" svg:y1="9cm" svg:x2="3.4cm" svg:y2="12.7cm">
            <text:p/>
          </draw:line>
          <draw:custom-shape draw:style-name="gr2" draw:text-style-name="P2" draw:layer="layout" svg:width="1.4cm" svg:height="0.8cm" svg:x="6.6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8cm" svg:y1="9cm" svg:x2="11.3cm" svg:y2="9cm">
            <text:p/>
          </draw:line>
          <draw:line draw:style-name="gr4" draw:text-style-name="P1" draw:layer="layout" svg:x1="3.8cm" svg:y1="12.7cm" svg:x2="10.1cm" svg:y2="6.3cm">
            <text:p/>
          </draw:line>
          <draw:custom-shape draw:style-name="gr5" draw:text-style-name="P4" draw:layer="layout" svg:width="3cm" svg:height="1.3cm" svg:x="8.5cm" svg:y="4.5cm">
            <text:p text:style-name="P3"><text:span text:style-name="T1">O</text:span><text:span text:style-name="T1">A</text:span><text:span text:style-name="T1">V</text:span><text:span text:style-name="T1"> </text:span><text:span text:style-name="T1">C</text:span><text:span text:style-name="T1">a</text:span><text:span text:style-name="T1">m</text:span><text:span text:style-name="T1">e</text:span><text:span text:style-name="T1">r</text:span><text:span text:style-name="T1">a</text:span><text:span text:style-name="T1"><text:line-break/></text:span><text:span text:style-name="T1">l</text:span><text:span text:style-name="T1">o</text:span><text:span text:style-name="T1">o</text:span><text:span text:style-name="T1">k</text:span><text:span text:style-name="T1">i</text:span><text:span text:style-name="T1">n</text:span><text:span text:style-name="T1">g</text:span><text:span text:style-name="T1"> </text:span><text:span text:style-name="T1">t</text:span><text:span text:style-name="T1">o</text:span><text:span text:style-name="T1">w</text:span><text:span text:style-name="T1">a</text:span><text:span text:style-name="T1">r</text:span><text:span text:style-name="T1">d</text:span><text:span text:style-name="T1">s</text:span><text:span text:style-name="T1"> </text:span><text:span text:style-name="T1">z</text:span><text:span text:style-name="T1"> </text:span><text:span text:style-name="T1">+</text:span><text:span text:style-name="T1">v</text:span><text:span text:style-name="T1">e</text:span></text:p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0.5cm" svg:height="0.569cm" svg:x="7cm" svg:y="3.1cm">
            <draw:text-box>
              <text:p text:style-name="P5"><text:span text:style-name="T1">Y</text:span></text:p>
            </draw:text-box>
          </draw:frame>
          <draw:frame draw:style-name="gr7" draw:text-style-name="P6" draw:layer="layout" svg:width="0.676cm" svg:height="0.569cm" svg:x="3.1cm" svg:y="12.9cm">
            <draw:text-box>
              <text:p><text:span text:style-name="T1">Z</text:span></text:p>
            </draw:text-box>
          </draw:frame>
          <draw:frame draw:style-name="gr8" draw:text-style-name="P6" draw:layer="layout" svg:width="0.4cm" svg:height="0.6cm" svg:x="1.3cm" svg:y="8.7cm">
            <draw:text-box>
              <text:p text:style-name="P5"><text:span text:style-name="T1">X</text:span></text:p>
            </draw:text-box>
          </draw:frame>
          <draw:custom-shape draw:style-name="gr5" draw:text-style-name="P4" draw:layer="layout" svg:width="3cm" svg:height="1.3cm" svg:x="1.4cm" svg:y="13.4cm">
            <text:p text:style-name="P3"><text:span text:style-name="T1">Eige</text:span><text:span text:style-name="T1">r </text:span><text:span text:style-name="T1">Det</text:span><text:span text:style-name="T1">ecto</text:span><text:span text:style-name="T1">r</text:span><text:span text:style-name="T1"><text:line-break/></text:span><text:span text:style-name="T1">Loo</text:span><text:span text:style-name="T1">king </text:span><text:span text:style-name="T1">tow</text:span><text:span text:style-name="T1">ards </text:span><text:span text:style-name="T1">z -</text:span><text:span text:style-name="T1">ve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2.725cm" svg:height="0.569cm" svg:x="4.8cm" svg:y="11.9cm">
            <draw:text-box>
              <text:p><text:span text:style-name="T1">Direction of beam</text:span></text:p>
            </draw:text-box>
          </draw:frame>
          <draw:frame draw:style-name="gr8" draw:text-style-name="P6" draw:layer="layout" svg:width="1.1cm" svg:height="0.6cm" svg:x="8.9cm" svg:y="9.2cm">
            <draw:text-box>
              <text:p text:style-name="P5"><text:span text:style-name="T1">Pin</text:span></text:p>
            </draw:text-box>
          </draw:frame>
        </draw:g>
      </draw:page>
      <draw:page draw:name="page2" draw:style-name="dp1" draw:master-page-name="Default">
        <draw:g>
          <draw:line draw:style-name="gr1" draw:text-style-name="P1" draw:layer="layout" svg:x1="7.2cm" svg:y1="9cm" svg:x2="3.7cm" svg:y2="5.1cm">
            <text:p/>
          </draw:line>
          <draw:line draw:style-name="gr1" draw:text-style-name="P1" draw:layer="layout" svg:x1="7.2cm" svg:y1="9cm" svg:x2="1.8cm" svg:y2="9cm">
            <text:p/>
          </draw:line>
          <draw:line draw:style-name="gr1" draw:text-style-name="P1" draw:layer="layout" svg:x1="7.2cm" svg:y1="9cm" svg:x2="5.1cm" svg:y2="13.3cm">
            <text:p/>
          </draw:line>
          <draw:custom-shape draw:style-name="gr2" draw:text-style-name="P2" draw:layer="layout" svg:width="1.4cm" svg:height="0.8cm" svg:x="6.6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8cm" svg:y1="9cm" svg:x2="11.3cm" svg:y2="9cm">
            <text:p/>
          </draw:line>
          <draw:line draw:style-name="gr4" draw:text-style-name="P1" draw:layer="layout" svg:x1="3.6cm" svg:y1="12.7cm" svg:x2="9.9cm" svg:y2="6.3cm">
            <text:p/>
          </draw:line>
          <draw:custom-shape draw:style-name="gr5" draw:text-style-name="P4" draw:layer="layout" svg:width="3cm" svg:height="1.3cm" svg:x="8.5cm" svg:y="4.5cm">
            <text:p text:style-name="P3"><text:span text:style-name="T1">O</text:span><text:span text:style-name="T1">A</text:span><text:span text:style-name="T1">V</text:span><text:span text:style-name="T1"> </text:span><text:span text:style-name="T1">C</text:span><text:span text:style-name="T1">a</text:span><text:span text:style-name="T1">m</text:span><text:span text:style-name="T1">e</text:span><text:span text:style-name="T1">r</text:span><text:span text:style-name="T1">a</text:span></text:p>
            <draw:enhanced-geometry svg:viewBox="0 0 21600 21600" draw:type="rectangle" draw:enhanced-path="M 0 0 L 21600 0 21600 21600 0 21600 0 0 Z N"/>
          </draw:custom-shape>
          <draw:frame draw:style-name="gr6" draw:text-style-name="P6" draw:layer="layout" svg:width="0.5cm" svg:height="0.569cm" svg:x="3.1cm" svg:y="4.531cm">
            <draw:text-box>
              <text:p text:style-name="P5"><text:span text:style-name="T1">Y</text:span></text:p>
            </draw:text-box>
          </draw:frame>
          <draw:frame draw:style-name="gr7" draw:text-style-name="P6" draw:layer="layout" svg:width="0.676cm" svg:height="0.569cm" svg:x="4.724cm" svg:y="13.331cm">
            <draw:text-box>
              <text:p><text:span text:style-name="T1">Z</text:span></text:p>
            </draw:text-box>
          </draw:frame>
          <draw:frame draw:style-name="gr8" draw:text-style-name="P6" draw:layer="layout" svg:width="0.4cm" svg:height="0.6cm" svg:x="1.3cm" svg:y="8.7cm">
            <draw:text-box>
              <text:p text:style-name="P5"><text:span text:style-name="T1">X</text:span></text:p>
            </draw:text-box>
          </draw:frame>
          <draw:custom-shape draw:style-name="gr5" draw:text-style-name="P4" draw:layer="layout" svg:width="3cm" svg:height="1.3cm" svg:x="1.4cm" svg:y="13.4cm">
            <text:p text:style-name="P3"><text:span text:style-name="T1">Eiger </text:span><text:span text:style-name="T1">Dete</text:span><text:span text:style-name="T1">ctor</text:span></text:p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2.725cm" svg:height="0.569cm" svg:x="3cm" svg:y="11.231cm">
            <draw:text-box>
              <text:p><text:span text:style-name="T1">Direction of beam</text:span></text:p>
            </draw:text-box>
          </draw:frame>
          <draw:line draw:style-name="gr9" draw:text-style-name="P1" draw:layer="layout" svg:x1="7.2cm" svg:y1="9cm" svg:x2="7.1cm" svg:y2="3.4cm">
            <text:p/>
          </draw:line>
          <draw:frame draw:style-name="gr10" draw:text-style-name="P6" draw:layer="layout" svg:width="1.2cm" svg:height="0.887cm" svg:x="6.7cm" svg:y="2.8cm">
            <draw:text-box>
              <text:p text:style-name="P5"><text:span text:style-name="T1">U</text:span><text:span text:style-name="T1">p</text:span></text:p>
            </draw:text-box>
          </draw:frame>
          <draw:ellipse draw:style-name="gr11" draw:text-style-name="P7" draw:layer="layout" svg:width="2.1cm" svg:height="1.9cm" svg:x="6.2cm" svg:y="8.1cm" draw:kind="arc" draw:start-angle="95.13" draw:end-angle="127.84">
            <text:p text:style-name="P3"><text:span text:style-name="T2">α</text:span></text:p>
          </draw:ellipse>
          <draw:frame draw:style-name="gr8" draw:text-style-name="P6" draw:layer="layout" svg:width="1.1cm" svg:height="0.6cm" svg:x="8.9cm" svg:y="9.2cm">
            <draw:text-box>
              <text:p text:style-name="P5"><text:span text:style-name="T1">P</text:span><text:span text:style-name="T1">i</text:span><text:span text:style-name="T1">n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5-05-09T10:38:07.959905907</meta:creation-date>
    <dc:date>2025-05-09T11:21:19.833769874</dc:date>
    <meta:editing-duration>PT12M20S</meta:editing-duration>
    <meta:editing-cycles>4</meta:editing-cycles>
    <meta:generator>LibreOffice/6.4.7.2$Linux_X86_64 LibreOffice_project/40$Build-2</meta:generator>
    <meta:document-statistic meta:object-count="31"/>
  </office:meta>
</office:document-meta>
</file>